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Roboto" svg:font-family="Roboto"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Roboto1" svg:font-family="Roboto"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139in" loext:contextual-spacing="false" fo:line-height="100%" fo:text-align="justify" style:justify-single-word="false"/>
    </style:style>
    <style:style style:name="P3" style:family="paragraph" style:parent-style-name="Standard">
      <style:paragraph-properties fo:margin-top="0in" fo:margin-bottom="0.139in" loext:contextual-spacing="false" fo:line-height="100%" fo:text-align="justify" style:justify-single-word="false"/>
      <style:text-properties fo:color="#252525" fo:background-color="#ffffff"/>
    </style:style>
    <style:style style:name="P4" style:family="paragraph" style:parent-style-name="Standard">
      <style:paragraph-properties fo:margin-top="0in" fo:margin-bottom="0in" loext:contextual-spacing="false"/>
    </style:style>
    <style:style style:name="P5" style:family="paragraph" style:parent-style-name="Standard">
      <style:paragraph-properties fo:margin-top="0in" fo:margin-bottom="0in" loext:contextual-spacing="false" fo:text-align="justify" style:justify-single-word="false"/>
    </style:style>
    <style:style style:name="P6" style:family="paragraph" style:parent-style-name="Standard">
      <style:paragraph-properties fo:margin-top="0in" fo:margin-bottom="0in" loext:contextual-spacing="false"/>
      <style:text-properties fo:background-color="#ffffff"/>
    </style:style>
    <style:style style:name="P7" style:family="paragraph" style:parent-style-name="Standard">
      <style:paragraph-properties fo:margin-top="0in" fo:margin-bottom="0in" loext:contextual-spacing="false" fo:text-align="justify" style:justify-single-word="false"/>
      <style:text-properties fo:background-color="#ffffff"/>
    </style:style>
    <style:style style:name="P8" style:family="paragraph" style:parent-style-name="Heading_20_1">
      <style:paragraph-properties fo:margin-top="0.278in" fo:margin-bottom="0.139in" loext:contextual-spacing="false" fo:line-height="100%" fo:text-align="justify" style:justify-single-word="false"/>
    </style:style>
    <style:style style:name="P9" style:family="paragraph" style:parent-style-name="Heading_20_3">
      <style:paragraph-properties fo:margin-top="0.222in" fo:margin-bottom="0.139in" loext:contextual-spacing="false" fo:line-height="100%" fo:text-align="justify" style:justify-single-word="false"/>
    </style:style>
    <style:style style:name="P10" style:family="paragraph" style:parent-style-name="Heading_20_3">
      <style:paragraph-properties fo:margin-top="0.222in" fo:margin-bottom="0.0555in" loext:contextual-spacing="false" fo:text-align="justify" style:justify-single-word="false"/>
    </style:style>
    <style:style style:name="P11" style:family="paragraph" style:parent-style-name="Subtitle">
      <style:paragraph-properties fo:margin-top="0in" fo:margin-bottom="0.139in" loext:contextual-spacing="false" fo:line-height="100%" fo:text-align="justify" style:justify-single-word="false"/>
    </style:style>
    <style:style style:name="P12" style:family="paragraph" style:parent-style-name="Title" style:master-page-name="Standard">
      <style:paragraph-properties fo:margin-top="0in" fo:margin-bottom="0.139in" loext:contextual-spacing="false" fo:line-height="100%" fo:text-align="justify" style:justify-single-word="false" style:page-number="1"/>
    </style:style>
    <style:style style:name="T1" style:family="text">
      <style:text-properties fo:background-color="#ffffff"/>
    </style:style>
    <style:style style:name="T2" style:family="text">
      <style:text-properties fo:font-style="italic" style:font-style-asian="italic" fo:background-color="#ffffff"/>
    </style:style>
    <style:style style:name="T3" style:family="text">
      <style:text-properties style:font-name="Roboto" fo:font-size="21pt" style:font-name-asian="Roboto1" style:font-size-asian="21pt" style:font-name-complex="Roboto1" style:font-size-complex="21pt"/>
    </style:style>
    <style:style style:name="T4" style:family="text">
      <style:text-properties fo:font-size="21pt" style:font-size-asian="21pt" style:font-size-complex="21pt"/>
    </style:style>
    <style:style style:name="T5" style:family="text">
      <style:text-properties fo:color="#252525" fo:background-color="#ffffff"/>
    </style:style>
    <style:style style:name="T6" style:family="text">
      <style:text-properties fo:color="#1155cc" style:text-underline-style="solid" style:text-underline-width="auto" style:text-underline-color="font-color" fo:background-color="#ffffff"/>
    </style:style>
  </office:automatic-styles>
  <office:body>
    <office:text text:use-soft-page-breaks="true">
      <text:tracked-changes text:track-changes="false">
        <text:changed-region xml:id="ct87109152" text:id="ct87109152">
          <text:insertion>
            <office:change-info>
              <dc:creator>Weronika Błaż</dc:creator>
              <dc:date>2018-04-12T19:24:22</dc:date>
            </office:change-info>
          </text:insertion>
        </text:changed-region>
        <text:changed-region xml:id="ct87110160" text:id="ct87110160">
          <text:deletion>
            <office:change-info>
              <dc:creator>Weronika Błaż</dc:creator>
              <dc:date>2018-04-12T19:24:22</dc:date>
            </office:change-info>
            <text:p text:style-name="P1">z tym</text:p>
          </text:deletion>
        </text:changed-region>
        <text:changed-region xml:id="ct87034880" text:id="ct87034880">
          <text:insertion>
            <office:change-info>
              <dc:creator>Weronika Błaż</dc:creator>
              <dc:date>2018-04-12T19:38:26</dc:date>
            </office:change-info>
          </text:insertion>
        </text:changed-region>
        <text:changed-region xml:id="ct87049728" text:id="ct87049728">
          <text:deletion>
            <office:change-info>
              <dc:creator>Weronika Błaż</dc:creator>
              <dc:date>2018-04-12T19:38:26</dc:date>
            </office:change-info>
            <text:p text:style-name="P1">widziałem</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bookmark text:name="_1gxisp29fs3z"/>Redakcyjna ocena odcinków</text:p>
      <text:p text:style-name="P11"><text:bookmark text:name="_so088m3fzspb"/>Sezon VIII: odcinki 1, 2, 3, 4</text:p>
      <text:p text:style-name="P8"><text:bookmark text:name="_illb39fkgpv3"/>Odcinki 1 i 2: School Daze</text:p>
      <text:p text:style-name="P9"><text:bookmark text:name="_uvylfeldc1z6"/>Cahan</text:p>
      <text:p text:style-name="P2">Podobnie jak w sezonie VII, nie mieliśmy tu epickiego ratowania świata, a raczej kawałek życia i głupich pomysłów Twilight Sparkle. Już w poprzednim numerze pisałam, co myślę na temat idei szkoły przyjaźni. Poza tym kanclerz Neighsay miał trochę racji <text:span text:style-name="T1">– kto wie, czy inne rasy nie wykorzystają tych nauk przeciwko Equestrii. Za to same nowe postaci wypadają fajnie, no może poza paroma wyjątkami – Silverstream to Skystar 2.0, a co za tym idzie, hipogryfia wersja Pinkie Pie. Yona to zaś... jak miażdżyć, jak palić, jak gwałcić, jak potknąć się o własne giry, chatki z kupy są najlepsze! Obie te postaci są zbyt leniwie skonstruowane i za bardzo przerysowane, więc nie podobają mi się. Za to uwielbiam Smolder i Gallusa; również Ocellus oraz Sandbar zdobyli moją sympatię.</text:span></text:p>
      <text:p text:style-name="P2"><text:span text:style-name="T1">Oczywiście, nawet głupi pomysł mógł okazać się jeszcze głupszy przez wykonanie, zwłaszcza, że Mane Six nie uczyły przyjaźni, tylko: zoologii, latania, uprawy drzewnych kartofli, szycia kiecek i eksperymentowania z narkotykami. Dzięki Twilight zajęcia okazały się dodatkowo tak nudne, że nawet nauczycielki podpisałyby się pod zdaniem studentów o tej całej szkole. Zresztą, widać, że przedstawiciele innych ras traktują sprawę politycznie, a nowa placówka ma pomóc w wyszkoleniu przyszłych dyplomatów w stosunkach z Equestrią.</text:span></text:p>
      <text:p text:style-name="P2"><text:span text:style-name="T1">Niestety, ale Twilight nie poznałaby polityki, choćby ta wyskoczyła zza krzaka i kopnęła ją w zadek. Z drugiej strony groźby wkurzonych władców sąsiadów Equestrii były na poziomie przechwałek Kim Dzong Una i jego wielkiej Korei Północnej. Chociaż nie, Korea Północna stanowi jednak większe zagrożenie. Griffonstone to ruina, góra Aris to jedno miasto-państwo, jaki są na poziomie wioseczek z chatkami z kupy. Pozostają smoki i podmieńce, choć te ostatnie aktualnie zachowują się dość pacyfistycznie. Natomiast ogniste jaszczurki zazwyczaj nie interesują się życiem gorszych ras. Generalnie kuce nie muszą się zbytnio przejmować groźbą najazdu. Mimo wszystko dziwne, że księżniczki pozwalały Neighsayowi obrażać zagranicznych gości. Ogier powinien za coś takiego wylecieć z hukiem.</text:span></text:p>
      <text:p text:style-name="P2"><text:span text:style-name="T1">Pozostaje też kwestia komisji i nadzoru nad equestriańskim szkolnictwem. To w sumie dobry motyw, który pokazuje, że nawet w świecie kucyków istnieje stara, niedobra biurokracja. Oraz że kiedy jesteś księżniczką, to w sumie masz władzę absolutną i nie musisz się nikim przejmować. A także, że kiedy zakładasz szkołę, to lepiej mieć profesjonalną kadrę i jakiś plan, a nie “jakoś to będzie, byle sanepid się nie przyczepił”.</text:span></text:p>
      <text:p text:style-name="P2"><text:span text:style-name="T1">Mane 6 w odcinku wypadły słabo, ale całe szczęście, że Hasbro dało nam nową szóstkę oraz Starlight. No i wielki plus za genialną Ember, którą po prostu uwielbiam. Smoczyca chyba nie lubi kucykowych piosenek. Mamy też prawdopodobnie zajawkę antagonisty, który zawita gdzieś w okolicach finału, bo po takim epickim wyjściu, zdziwiłabym się, gdyby Neighsay nie wrócił. Mały, rogaty gatunkista.</text:span></text:p>
      <text:p text:style-name="P9"><text:bookmark text:name="_r1rli5h7v7td"/>Macter4</text:p>
      <text:p text:style-name="P1">Mam dość duży problem z oceną premiery najnowszego sezonu. Po pierwsze dlatego, że wpadłem, podczas oglądania dwóch pierwszych odcinków, w nastrój sentymentalno-nostalgiczny i to nawet nie wiem, z jakiego powodu. Druga rzecz to zmiany, jakie zachodzą w serialu. Kiedyś premierowy odcinek był z wykopem, czyli wielkie zagrożenie, wielka walka itd. Z czasem do tego doszło nakreślanie kierunku fabularnego dla całego sezonu. Ale od poprzedniego roku opening nie różni się diametralnie od reszty epizodów. Przynajmniej 8. sezon wrócił do dwóch odcinków. Pomysł zakładania szkoły przez Twilight, mimo że logiczny <text:change-start text:change-id="ct87109152"/>w świetle tego,<text:change-end text:change-id="ct87109152"/><text:change text:change-id="ct87110160"/> co było prezentowane do tej pory, wydaje mi się dziwny. Osobiście rekompensowała mi to na szczęście grupka nowych bohaterów w postaci uczniów. Mam nadzieję, że z biegiem sezonu ich postacie nie będą ewoluowały w stronę pseudokopii Mane 6, ale zostaną taką grupką ciekawostek, jaką są teraz. I w sumie to tyle, co mogę powiedzieć, bo reszta jest dość mocno wypaczona przez wspomniany wcześniej nastrój. Na sam koniec dodam, że jeżeli ktoś chce zmieniać świat, to choćbyś był władcą absolutnym, jeżeli nie ogarniesz bajzlu, jaki masz w urzędach, to daleko nie zajedziesz. </text:p>
      <text:p text:style-name="P1"/>
      <text:p text:style-name="P10"><text:bookmark text:name="_g9zlgkknhdph"/>Gray Picture</text:p>
      <text:p text:style-name="P5"/>
      <text:p text:style-name="P5">Jest to już kolejne rozpoczęcie sezonu, które pozbawione jest super ważnej misji ratowania świata. Trochę szkoda, ponieważ premierowy odcinek powinien zapadać w pamięć, mieć dużo akcji. Ten przynajmniej nakreśla kierunek, w jakim najprawdopodobniej będzie szedł w ten sezon, w przeciwieństwie do openinga poprzedniego sezonu, który praktycznie niczym nie różnił się od zwyczajnego odcinka.</text:p>
      <text:p text:style-name="P5"/>
      <text:p text:style-name="P5">Cieszy mnie, że pojawiają się drobne nawiązania do filmu. Szkoda, że w najbliższym czasie raczej nie ma co liczyć na pojawienie się Tempest. Polubiłam ją.</text:p>
      <text:p text:style-name="P5"/>
      <text:p text:style-name="P5">Co do samej szkółki Twilight, to sądzę, że Equestria i okolice potrzebują absolwentów tej szkoły równie mocno, jak stworzeń po filmoznawstwie czy innej socjologii. Może trochę przesadzam, bo jednak po studiowaniu przyjaźni ostatecznie można zostać dyplomatą. Szkoda tylko, że uczniowie tak naprawdę nie uczą się tam o przyjaźni, tylko takich rzeczy jak szycia, kopania jabłek czy przytulania króliczków. Widocznie Twilight nie poinformowała przyjaciółek, że mają uczyć o swoim Elemencie Harmonii, a nie o swoich zainteresowaniach.</text:p>
      <text:p text:style-name="P5"/>
      <text:p text:style-name="P5">Motyw z komisją edukacji jest ciekawy. Miło wiedzieć, że kuce też muszą się mierzyć z tak lubianą przez wszystkich biurokracją. Mniej fajne jest to, że najpierw Celestia przekonuje Twilight, że nawet mimo bycia księżniczką, musi słuchać komisji, ale potem w sumie stwierdza, że skoro jest księżniczką, to może mieć ich ustalenia głęboko tam, gdzie kończy się Cutie Mark.</text:p>
      <text:p text:style-name="P5"/>
      <text:p text:style-name="P5">Niektóre nowe postaci wypadają dobrze, inne zaś wręcz przeciwnie. Do tej drugiej kategorii zdecydowanie zalicza się Silverstream. Ten serial naprawdę nie potrzebuje kolejnych kopii Pinkie czy Skystar. Ile można. Poza nią wyjątkowo nieciekawą postacią jest też Yona. Czasem myślę, że przy wymyślaniu postaci jaków jest stosowany uniwersalny charakter “niszczyć, zgniatać, jaki najlepsze”. Zdecydowanie nikt się nie wysilił przy wymyślaniu charakteru dla tej dwójki. Trochę jak z krasnoludami w niestety za dużej ilości tworów fantasy. Zdecydowanie więcej mojej sympatii zdobyli pozostali młodzi uczniowie, szczególnie Ocellus.</text:p>
      <text:p text:style-name="P5"/>
      <text:p text:style-name="P5">Ciekawy jest wszechobecny w tym odcinku rasi… gatunkizm. Szczerze mówiąc, jest to jedna z rzeczy, których przejawy, co jakiś czas pojawiające się w serialu, mnie bawią, z bliżej nieznanych powodów. Te pastelowe stworzenia tylko udają, że są takie milutkie.</text:p>
      <text:p text:style-name="P5"><text:soft-page-break/></text:p>
      <text:p text:style-name="P10"><text:bookmark text:name="_gjhzmr46730t"/>Falconek</text:p>
      <text:p text:style-name="P5">Jako że nie przepadam szczególnie za postaciami, które nie są kucykami, a pomysł szkoły przyjaźni wydawał mi się naciągany, nie spodziewałem się niczego dobrego po tym odcinku, ale jednak zostałem pozytywnie zaskoczony. Postacie ze szkolnej szóstki okazały się całkiem sympatyczne, a interakcje między nimi wypadły w sposób naturalny i zabawny. Do tego dzieciaki potrafiły się zachowywać w sposób bardziej dojrzały niż dorośli. </text:p>
      <text:p text:style-name="P5"/>
      <text:p text:style-name="P5">Fabuła okazała się dość przewidywalna (oczywiście, Twilight i reszta nie umieją w szkołę), zastanawia mnie tylko, dlaczego pozostałe Mane 6 zgodziły się zostać nauczycielkami, skoro wszystkie mają już zajęcie na pełen etat, a niektóre, jak Rarity i Rainbow Dash, to nawet coś w rodzaju kariery. Plus za nawiązanie do filmu.</text:p>
      <text:p text:style-name="P5"/>
      <text:p text:style-name="P5">Podobało mi się zestawienie ze sobą dzieciaków, potrafiących się dogadać mimo różnic, i dorosłych, tkwiących w absurdalnych sporach, które dzięki swojej pozycji mogą nazywać polityką. Fascynuje mnie też, że szkolnictwem w Equestrii zarządza gabinet cieni pod przywództwem psychopatycznego ksenofoba. Na szczęście taka sytuacja nie może się zdarzyć w rzeczywistości, prawda? Prawda?!</text:p>
      <text:p text:style-name="P1"/>
      <text:p text:style-name="P8"><text:bookmark text:name="_7rlwmvkycs8e"/>Odcinek 3: The Maud Couple</text:p>
      <text:p text:style-name="P9"><text:bookmark text:name="_7h3jkd1ronjs"/>Cahan</text:p>
      <text:p text:style-name="P2">Maud Pie ma chłopaka, który ma jeszcze większy autyzm niż ona. Nie no, tak poważnie, to oni naprawdę zachowują się jak para aspich, zwłaszcza że ludzie z Zespołem Aspergera mają tendencję do łączenia się w pary z innymi “szparagami”. I to jest jak najbardziej ok, podobnie jak ZA jest spoko <text:span text:style-name="T1">– uprzedzam osoby, które potencjalnie mogą poczuć się urażone moimi żarcikami. Mimo że uważam Pinkie Pie za klacz, przy której większość ludzi by nie wytrzymała, to muszę się z nią zgodzić, że Mudbriar jest wkurzający. Starlight też ma rację, że wiele wkurzających cech Mudbriara to również cechy Maud, ale jednak uważam, że on jest jeszcze gorszy od panny kamiennej.</text:span></text:p>
      <text:p text:style-name="P2"><text:span text:style-name="T1">Nawet mnie nie dziwi, że Pinkie Pie tak naprawdę nie zna swojej siostry i widzi jej wyidealizowaną wersję, bo to cała Pinkie. Jej relacje z przyjaciółmi są w gruncie rzeczy dość podobne – płytkie i często działające na zasadzie “ja wiem najlepiej, co X lubi, więc to musi tak być”.</text:span></text:p>
      <text:p text:style-name="P2"><text:span text:style-name="T1">Dobrze, że odwiedziliśmy parę miejsc i spotkaliśmy choćby wszystkie siostry Pinkie, ale część tych miejsc była aż zbyt abstrakcyjna. Tak, Pinkie, twoja siostra na pewno jest w Yakyakistanie. W sumie czemu ja się czepiam, to pasuje do tej postaci i do jej absurdalnego toku myślenia. Tak samo jak przeszkadzanie Maud w dojściu do słowa.</text:span></text:p>
      <text:p text:style-name="P2"><text:span text:style-name="T1">Mnie odcinek nie porwał i nieco wynudził, głównie za sprawą występowania trzech postaci, których nie lubię i które mnie męczą – Pinkie, Maud i Mudbriar. Jednak mimo wszystko samo w sobie to złe nie było, a i morał całkiem przyzwoity. Wprowadzanie większej ilości wątków romantycznych również na plus. Bo to aż dziwne, że tylu młodych dorosłych, a mało kto kogoś ma. Jeszcze gdyby to był fandom…</text:span></text:p>
      <text:p text:style-name="P9"><text:bookmark text:name="_ltt43f6ez9bx"/>Macter4</text:p>
      <text:p text:style-name="P1">Po pierwszych minutach myślałem, że będzie to dla mnie ciężki i nielubiany odcinek. Cóż, do panteonu najbardziej lubianych nie trafi, ale miałem pewną dozę satysfakcji, patrząc na problemy Pinkie. W końcu chyba poczuła się trochę jak reszta świata, gdy ona próbuje wciskać wszędzie swoje pomysły. No bo co tu wiele mówić, chłopak Maud jest po prostu jej kopią, tylko ukierunkowaną na patyki. Więc jeżeli nie znosisz Maud, to lepiej dobrze się przygotuj przed odcinkiem, zanim poznasz<text:span text:style-name="T1"> Mudbriara. Dobrze, że chociaż Starlight przewija się jako głos rozsądku przez całe 22 min, bo inaczej samo trio i pozostałe siostry Pie w przerwie mogłyby być zbyt dużym wyzwaniem dla niejednej psychiki. Widać też coraz większe zmiany w serialu. Bo to właśnie mamy cały odcinek o kolejnej parze. I tak jak kiedyś twórcy unikali tego tematu, ewentualnie przedstawili go tak jak w odcinku </text:span><text:span text:style-name="T2">Hearts and Hooves Day</text:span><text:span text:style-name="T1">, tak teraz próbują oswajać i normalizować ten temat. Choć przy tym konkretnym odcinku o normalności nie ma co mówić.W sumie jeden z większy plusów odcinka to nowa czołówka. Analiza tego, co się na niej dzieje, dała mi więcej przyjemności niż sam odcinek.</text:span></text:p>
      <text:p text:style-name="P6"/>
      <text:p text:style-name="P10"><text:bookmark text:name="_dkiijumwlefg"/>Gray Picture</text:p>
      <text:p text:style-name="P5"/>
      <text:p text:style-name="P5">To był niesamowicie męczący odcinek. Pinkie zachowywała się… zdecydowanie za bardzo jak Pinkie. Poza tym w pewnym momencie zaczęłam myśleć, że koniowate urządziły sobie małe zawody w byciu bucem. Pinkie nie staje w kolejce, Maud najwidoczniej nie wie, że jak się nie idzie na spotkanie, to warto je odwołać, a Mudbriar mógłby podać Pinkie to swoje kopyto choćby z czystej grzeczności.</text:p>
      <text:p text:style-name="P5">Szczerze mówiąc, jego najlepszą częścią była nowa czołówka i analizowanie jej. Ciekawe, że coraz częściej w serialu pojawiają się motywy romansów kucy, gdyż wcześniej twórcy zdecydowanie unikali tego tematu. W końcu większość znaczących postaci jest dość młoda, więc aż dziwny jest praktyczny brak jakiś miłosnych relacji między nimi.</text:p>
      <text:p text:style-name="P5">O ile lubię Maud, o tyle jej chłopak, <text:span text:style-name="T1">Mudbriar, jest niesamowicie irytujący, mimo bycia jej kopią, z tą jedną różnicą, że ma obsesję na punkcie badyli zamiast kamyków. Naprawdę nie lubię tworzenia milionów postaci z prawie identycznymi charakterami. Urok Maud polegał właśnie na jej odmienności od pozostałych pastelowych osiołków.</text:span></text:p>
      <text:p text:style-name="P7"/>
      <text:p text:style-name="P10"><text:bookmark text:name="_2f0dwmnff8ih"/>Falconek</text:p>
      <text:p text:style-name="P1">Lubię Maud, uwielbiam jej poczucie humoru (jak nazwiemy alicorna bez rogu i skrzydeł? KUCYKIEM ZIEMNYM XDDDD), ale Mudbriar to już było przegięcie. Moim zdaniem postać jest przerysowana, choć przynajmniej sensownie pokazano, co Maud w nim widzi. Pinkie zaś zrobiła kolejny krok w stawaniu się karykaturą samej siebie. Dużym plusem jest to, że wreszcie twórcy serialu odważyli się na pokazywanie relacji romantycznych u postaci, które nie są tak do końca postaciami tła. Nie mogę się doczekać odcinka, w którym Twilight będzie miała chłopaka.</text:p>
      <text:p text:style-name="P8"><text:bookmark text:name="_32k84bhf25hy"/>Odcinek 4:<text:span text:style-name="T3"> </text:span><text:span text:style-name="T4">Fake it 'Til You Make It</text:span></text:p>
      <text:p text:style-name="P9"><text:bookmark text:name="_95ipcakuuv3m"/><text:soft-page-break/>Cahan</text:p>
      <text:p text:style-name="P2">Kolejny odcinek, w którym coś się dzieje Fluttershy i przestaje być milutka i słodziutka. No super, ale przerabialiśmy to już wiele razy i kiedyś zrobiono to lepiej. Już od początku nic się nie klei <text:span text:style-name="T1">– Rarity jedzie na pokaz mody i musi zabrać ze sobą większość swoich pracowników, ale nie chce zamykać sklepu na jeden dzień. Postanawia znaleźć kogoś, kto zaopiekuje się butikiem w Manehattanie. Pyta wszystkich w Ponyville, ale nikt się nie zgadza, więc prosi Fluttershy… Zaraz, zaraz, chwila! To nie ma żadnego sensu. Z całego Mane 6 tylko Rarity i Shy interesują się modą, co było wcześniej pokazane w wielu odcinkach. Fluttershy kiedyś nawet pokazała, że nieźle szyje, ale w tym odcinku już się na niczym nie zna, bo taki był wymóg fabuły.</text:span></text:p>
      <text:p text:style-name="P2"><text:span text:style-name="T1">No, ale dobra. Rarity poprosiła wcześniej o pomoc: Twilight, Pinkie Pie, Rainbow, Dash, Applejack, Starlight, CMC, Cheerliee, Big Maca, Granny Smith i Maud, czyli kucyki, które się do tego zbytnio nie nadają. Dobra, jeszcze Twilight, Starlight i Cheerliee prawdopodobnie by to ogarnęły, bo praca w sklepie nie jest zbyt skomplikowana i wystarczy posiadać minimum odpowiedzialności. Twilight co prawda nie ma gustu, ale jest księżniczką, więc teraz to ona może dyktować, co jest ładne. Jednak nie sposób nie zauważyć, że to właśnie Fluttershy jest najodpowiedniejszą klaczą do takiego zadania. Jest miła, uprzejma, umie się zachować, w miarę zna się na modzie i na estetyce.</text:span></text:p>
      <text:p text:style-name="P2"><text:span text:style-name="T1">W końcu Fluttershy musi poznać przerażających wrogów, czyli klientów, którzy są marudni i wymagający. Pegazica sobie nie radzi, więc za namową znajomych szopów praczy się przebiera i zaczyna naśladować zachowanie Rarity, co okazuje się strzałem w dziesiątkę. Wszystko idzie dobrze do czasu, aż spotyka klientów, do których w ten sposób nie przemówi. W efekcie tworzy dwie nowe tulpy. Wszystkie 3 nowe Fluttershy z czasem zachowują się coraz gorzej i gorzej, co wątpię, by przytrafiło się Flutterce. Najgłupsze w tym wszystkim jest to, że kiedy Rarcia wróciła i je wszystkie zwolniła, to nagle Shy wróciła do normy. Tak po prostu.</text:span></text:p>
      <text:p text:style-name="P2"><text:span text:style-name="T1">Odcinek mi się nie podobał przez to, że był zupełnie bezsensowny fabularnie, a bohaterki doświadczały nagłych amnezji i nawrotów chorób psychicznych. Plus za to, że znowu spotkaliśmy pewne postaci, których nie widzieliśmy od wielu odcinków, ale to za mało. No i podobały mi się wizualnie tulpy Shy. To mogłoby być dobre, gdyby nie było tak bardzo przesadzone.</text:span></text:p>
      <text:p text:style-name="P9"><text:bookmark text:name="_3lgee14ej3mg"/>Macter4</text:p>
      <text:p text:style-name="P1">W swoim życiu doświadczyłem trochę podobnego zdarzenia, co reszta Mane 6, gdy zobaczyła wcielenia Fluttershy, ale o tym później. Fluttershy musi zastępować Rarity i jej asystentów w butiku na Manehattanie, czyli miejscu, które ma najbardziej wymagającego klienta, jeżeli chodzi o charakter. To już na kilometr śmierdzi tym, co się będzie działo. Jeszcze kiedyś mogliśmy zakładać, że będziemy obserwować zastraszoną Flutershy, ale aktualnie każdy wie, że w takiej sytuacji aktywuje swoją silną, asertywną, ale jednocześnie nieczułą i okrutną wersję. Odwagi do tej postawy dodaje sobie, tworząc alter ega, które powiązane są ze strojem, który nosi. Przyznam, że na początku byłem nawet zaskoczony, bo potrafiła dostosować się do sytuacji i zachować się w sposób wyważony. Ale trwało to krótko, bo jak zwykle w takich momentach, przegięła, co objawiło się ostatecznie wygnaniem szopiej rodziny, mieszkającej na zapleczu. Reszty odcinka raczej nie muszę opisywać, bo jest do domyślenia się. Naprawdę czekam na odcinek, w którym Fluttershy w końcu nauczy się, że mimo iż na co dzień jest nieśmiała i skryta, to jeśli potrzebuje stawić czoła przeciwnościom, nie musi uciekać się do swojego totalnego przeciwieństwa. Ona potrafi znaleźć złoty środek, a nawet pozostać nieśmiała i wykorzystywać to jako siłę, ale ona za często przekracza tę cienką granicę. Sam odcinek oceniam jednak pozytywnie. Może nie jakoś bardzo dobrze, ale powyżej średniej. Wracając zaś do pierwszego zdania. Takie zachowanie może przekładać się nie tylko na strój, ale pozycję, funkcję, zadanie itd. Jest mnóstwo możliwości. Osobiście mam poczucie, że morał z takiego odcinka jest dwojaki. Osoby, które z jakiegoś powodu czują się niekomfortowo w roli, jaką muszą sprawować, wcale nie muszą budować grubej i potężnej tarczy ochronnej, a przez to być zupełnym zaprzeczeniem siebie, co najczęściej kończy się ostatecznie zranieniem innych. Zaś jeżeli kogoś obserwujemy ciągle w tej samej sytuacji, czy to przez pryzmat stanowiska, czy też funkcji, czy to nawet w formie jakiegoś kostiumu/przebrania, nie pozwala nam to ostatecznie ocenić danego człowieka. Sam się na to kiedyś przejechałem. Obserwowałem pewną osobę przez ponad rok, więc sądziłem, że znam ją już wystarczająco dobrze. Całe moje wyobrażenie legło w pół godziny, gdy <text:change-start text:change-id="ct87034880"/>zobaczyłem<text:change-end text:change-id="ct87034880"/><text:change text:change-id="ct87049728"/> ją w innej sytuacji i innym miejscu. Wtedy odwołałem wszystko, co do tej pory o niej powiedziałem i stwierdziłem, że jej w ogóle nie znam, bo do tej pory poznawałem tylko alter ego związane z funkcją, którą pełniła.</text:p>
      <text:p text:style-name="P1"/>
      <text:p text:style-name="P10"><text:bookmark text:name="_bdcz9xyf77d4"/>Gray Picture</text:p>
      <text:p text:style-name="P5"><text:span text:style-name="T1">Jeżeli poprzedni odcinek był męczący, to ten jest najzwyczajniej w świecie irytujący, ponieważ był pozbawiony jakiejkolwiek logiki. Ile razy można wracać do Fluttershy, która przestaje być milutka, a zaczyna być zwyczajną mendą? Już pierwszy większy zgrzyt pojawia się na samym początku odcinka. Wcześniej niejednokrotnie było pokazane, że w Ponyville tylko Rarity i Fluttershy interesują się modą (już nie wspominając o tym, że Fluttershy umie szyć oraz ma jakieś pojęcie o branży modowej, bo w końcu kiedyś, za namową Rarity, przez jakiś czas pracowała jako modelka). Biorąc to wszystko pod uwagę, to z całą pewnością powinna być pierwsza klacz, o pomoc której poprosiłaby Rarity. Nawet jeżeli faktycznie wziąć pod uwagę, że nie jest to najbardziej przebojowy pegaz w Equestrii, to jednak ma zdecydowanie większe kwalifikacje do prowadzenia sklepu niż Applejack, Maud, Pinkie, nie wspominając już o Big Macu. Jednak to nie koniec braku logiki w tym odcinku. Całość dzieje się w ciągu jednego dnia i to nie całego, ale szopy zdążyły w tym czasie na spokojnie objechać całą Equestrię, a wcześniej bardzo zajęte Mane6 postanowiły rzucić wszystko, żeby dawać Flutterce życiowe lekcje.</text:span></text:p>
      <text:p text:style-name="P7"/>
      <text:p text:style-name="P5"><text:span text:style-name="T1">Ten odcinek miał niewiele pozytywów. Jednym z nich były przebrania Fluttershy. Wszystkie były miłe dla oka.</text:span></text:p>
      <text:p text:style-name="P1"/>
      <text:p text:style-name="P3"/>
      <text:p text:style-name="P2"><text:span text:style-name="T5">Grafiki:</text:span></text:p>
      <text:p text:style-name="P2"><text:a xlink:type="simple" xlink:href="https://inuhoshi-to-darkpen.deviantart.com/art/No-Sticks-Were-Harmed-738871893" text:style-name="Internet_20_link" text:visited-style-name="Visited_20_Internet_20_Link"><text:span text:style-name="T6">https://inuhoshi-to-darkpen.deviantart.com/art/No-Sticks-Were-Harmed-738871893</text:span></text:a></text:p>
      <text:p text:style-name="P2"><text:a xlink:type="simple" xlink:href="https://uotapo.deviantart.com/art/Smolder-738731794" text:style-name="Internet_20_link" text:visited-style-name="Visited_20_Internet_20_Link"><text:span text:style-name="T6">https://uotapo.deviantart.com/art/Smolder-738731794</text:span></text:a></text:p>
      <text:p text:style-name="P2"><text:a xlink:type="simple" xlink:href="https://imalou.deviantart.com/art/Stairs-738018139" text:style-name="Internet_20_link" text:visited-style-name="Visited_20_Internet_20_Link"><text:span text:style-name="T6">https://imalou.deviantart.com/art/Stairs-738018139</text:span></text:a></text:p>
      <text:p text:style-name="P2"><text:a xlink:type="simple" xlink:href="https://inuhoshi-to-darkpen.deviantart.com/art/Forming-Friendships-737706161" text:style-name="Internet_20_link" text:visited-style-name="Visited_20_Internet_20_Link"><text:span text:style-name="T6">https://inuhoshi-to-darkpen.deviantart.com/art/Forming-Friendships-737706161</text:span></text:a></text:p>
      <text:p text:style-name="P2"><text:a xlink:type="simple" xlink:href="https://thediscorded.deviantart.com/art/Cute-Dragon-736997901" text:style-name="Internet_20_link" text:visited-style-name="Visited_20_Internet_20_Link"><text:span text:style-name="T6">https://thediscorded.deviantart.com/art/Cute-Dragon-736997901</text:span></text:a></text:p>
      <text:p text:style-name="P2"><text:a xlink:type="simple" xlink:href="https://sea-maas.deviantart.com/art/Season-8-Yona-738731276" text:style-name="Internet_20_link" text:visited-style-name="Visited_20_Internet_20_Link"><text:span text:style-name="T6">https://sea-maas.deviantart.com/art/Season-8-Yona-738731276</text:span></text:a></text:p>
      <text:p text:style-name="P2"><text:a xlink:type="simple" xlink:href="https://luminaura.deviantart.com/art/S8E1-2-BOOP-737784624" text:style-name="Internet_20_link" text:visited-style-name="Visited_20_Internet_20_Link"><text:span text:style-name="T6">https://luminaura.deviantart.com/art/S8E1-2-BOOP-737784624</text:span></text:a></text:p>
      <text:p text:style-name="P2"><text:a xlink:type="simple" xlink:href="https://assasinmonkey.deviantart.com/art/Just-Maud-at-you-739209188" text:style-name="Internet_20_link" text:visited-style-name="Visited_20_Internet_20_Link"><text:span text:style-name="T6">https://assasinmonkey.deviantart.com/art/Just-Maud-at-you-739209188</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Roboto" svg:font-family="Roboto"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pl"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0.5in" style:writing-mode="page"/>
      <style:text-properties style:use-window-font-color="true" style:font-name="Arial" fo:font-size="11pt" fo:language="pl"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56" meta:word-count="2825" meta:character-count="18899" meta:non-whitespace-character-count="16122"/>
    <meta:generator>LibreOfficeDev/5.1.0.3$Linux_X86_64 LibreOffice_project/</meta:generator>
  </office:meta>
</office:document-meta>
</file>